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104" officeooo:paragraph-rsid="00133104"/>
    </style:style>
    <style:style style:name="P2" style:family="paragraph" style:parent-style-name="Standard">
      <style:text-properties officeooo:rsid="00133104" officeooo:paragraph-rsid="00151eef"/>
    </style:style>
    <style:style style:name="P3" style:family="paragraph" style:parent-style-name="Standard">
      <style:text-properties officeooo:rsid="00133104" officeooo:paragraph-rsid="00161e72"/>
    </style:style>
    <style:style style:name="P4" style:family="paragraph" style:parent-style-name="Standard">
      <style:text-properties officeooo:rsid="00133104" officeooo:paragraph-rsid="0018fd81"/>
    </style:style>
    <style:style style:name="P5" style:family="paragraph" style:parent-style-name="Standard">
      <style:text-properties officeooo:rsid="00151eef" officeooo:paragraph-rsid="00151eef"/>
    </style:style>
    <style:style style:name="P6" style:family="paragraph" style:parent-style-name="Standard">
      <style:text-properties fo:font-weight="bold" officeooo:rsid="00133104" officeooo:paragraph-rsid="00133104" style:font-weight-asian="bold" style:font-weight-complex="bold"/>
    </style:style>
    <style:style style:name="T1" style:family="text">
      <style:text-properties officeooo:rsid="00151e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pre Projekt 2 v predmete Testování a dynamická analýza</text:p>
      <text:p text:style-name="P1">Černianska Rebeka, xcerni13</text:p>
      <text:p text:style-name="P1">10.5.2021</text:p>
      <text:p text:style-name="P1"/>
      <text:p text:style-name="P1"/>
      <text:p text:style-name="P1"/>
      <text:p text:style-name="P6">Testy ktoré neboli implementované z prvého projektu:</text:p>
      <text:p text:style-name="P1"/>
      <text:p text:style-name="P1">data_manipulation.feature:</text:p>
      <text:p text:style-name="P1">Scenario: Add Evaluation Scenario to Use Case</text:p>
      <text:p text:style-name="P1">Scenario: Add Requirement to an Evaluation Scenario</text:p>
      <text:p text:style-name="P1">Scenario: Add Test Case to a Requirement</text:p>
      <text:p text:style-name="P1"/>
      <text:p text:style-name="P1">dependencies.feature:</text:p>
      <text:p text:style-name="P1">Scenario: Deleting Requirement from Use Case</text:p>
      <text:p text:style-name="P1">Scenario: Organisation is Deleted</text:p>
      <text:p text:style-name="P1">Scenario: Deleting Test Case</text:p>
      <text:p text:style-name="P1"/>
      <text:p text:style-name="P1"/>
      <text:p text:style-name="P1">visibility.feature:</text:p>
      <text:p text:style-name="P1">žiaden nebol implementovaný</text:p>
      <text:p text:style-name="P1"/>
      <text:p text:style-name="P1"/>
      <text:p text:style-name="P6">Testy, ktoré boli implementované navyše od predchádzajúceho projektu:</text:p>
      <text:p text:style-name="P1">Scenario: User can log in</text:p>
      <text:p text:style-name="P1">Testuje prihlásenie uživateľa </text:p>
      <text:p text:style-name="P1"/>
      <text:p text:style-name="P1"/>
      <text:p text:style-name="P6">Úpravy testov z predchádzajúceho projektu:</text:p>
      <text:p text:style-name="P1"/>
      <text:p text:style-name="P1">Scenario: Add Requirement to an Evaluation Scenario</text:p>
      <text:p text:style-name="P1">Úprava: spojenie Given požiadavok do jednej pri implementácii testu</text:p>
      <text:p text:style-name="P1"/>
      <text:p text:style-name="P1">Scenario: Delete Use Case</text:p>
      <text:p text:style-name="P1">Odstránenie jednej Given požiadavky</text:p>
      <text:p text:style-name="P1"/>
      <text:p text:style-name="P5">Scenario: Deleting Use Case with dependencies</text:p>
      <text:p text:style-name="P2">Úprava: <text:span text:style-name="T1">spojenie očakávaných výsledkov do jednej kontroly</text:span></text:p>
      <text:p text:style-name="P2"/>
      <text:p text:style-name="P2">Scenario: Deleting specific Evaluation Scenarios</text:p>
      <text:p text:style-name="P3">Úprava: <text:span text:style-name="T1">spojenie očakávaných výsledkov do jednej kontroly</text:span></text:p>
      <text:p text:style-name="P3"/>
      <text:p text:style-name="P4">Scenario: Deleting Requirement from Use Case</text:p>
      <text:p text:style-name="P4">Úprava: <text:span text:style-name="T1">spojenie očakávaných výsledkov do jednej kontrol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1:26:54.509125810</meta:creation-date>
    <dc:date>2021-05-11T00:47:05.669732996</dc:date>
    <meta:editing-duration>PT2H49M5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45" meta:character-count="1135" meta:non-whitespace-character-count="1017"/>
  </office:meta>
</office:document-meta>
</file>